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5cm" fo:min-width="2.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666cm" fo:padding-top="0.142cm" fo:padding-bottom="0.142cm" fo:padding-left="0.267cm" fo:padding-right="0.26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3465a4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cm" svg:height="0.962cm" svg:x="0.4cm" svg:y="2.6cm">
          <draw:text-box>
            <text:p>Pessoa pessoa;</text:p>
          </draw:text-box>
        </draw:frame>
        <draw:frame draw:style-name="gr2" draw:text-style-name="P2" draw:layer="layout" svg:width="5.6cm" svg:height="1cm" svg:x="2.1cm" svg:y="0.5cm">
          <draw:text-box>
            <text:p><text:span text:style-name="T1">Código</text:span></text:p>
          </draw:text-box>
        </draw:frame>
        <draw:frame draw:style-name="gr2" draw:text-style-name="P2" draw:layer="layout" svg:width="5.6cm" svg:height="1cm" svg:x="12.6cm" svg:y="0.5cm">
          <draw:text-box>
            <text:p><text:span text:style-name="T1">Memória</text:span></text:p>
          </draw:text-box>
        </draw:frame>
        <draw:custom-shape draw:style-name="gr3" draw:text-style-name="P4" draw:layer="layout" svg:width="3.2cm" svg:height="1.4cm" svg:x="11.3cm" svg:y="2.5cm">
          <text:p text:style-name="P3"><text:span text:style-name="T2">nul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cm" svg:height="1.4cm" svg:x="11.3cm" svg:y="2.5cm">
          <text:p text:style-name="P3"><text:span text:style-name="T2">nul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09-03T12:38:39.454778494</meta:creation-date>
    <dc:date>2020-09-03T14:47:29.375355782</dc:date>
    <dc:creator>Danilo Carvalho</dc:creator>
    <meta:editing-duration>PT1H48M22S</meta:editing-duration>
    <meta:editing-cycles>7</meta:editing-cycles>
    <meta:generator>LibreOffice/6.2.0.3$MacOSX_X86_64 LibreOffice_project/98c6a8a1c6c7b144ce3cc729e34964b47ce25d62</meta:generator>
    <meta:document-statistic meta:object-count="5"/>
  </office:meta>
</office:document-meta>
</file>